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416cm" fo:min-width="9.6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top" draw:auto-grow-height="false" fo:min-height="8.616cm" fo:min-width="9.6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top" draw:auto-grow-height="false" fo:min-height="5.816cm" fo:min-width="9.6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middle" draw:auto-grow-height="false" fo:min-height="1.416cm" fo:min-width="7.0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top" draw:auto-grow-height="false" fo:min-height="3.116cm" fo:min-width="7.0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111111" draw:marker-start-width="0.252cm" draw:marker-end-width="0.252cm" draw:fill-color="#ffffff" draw:textarea-horizontal-align="justify" draw:textarea-vertical-align="top" draw:auto-grow-height="false" fo:min-height="3.316cm" fo:min-width="7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stroke="none" svg:stroke-color="#000000" draw:fill="none" draw:fill-color="#ffffff" fo:min-height="1.35cm"/>
    </style:style>
    <style:style style:name="gr10" style:family="graphic" style:parent-style-name="standard">
      <style:graphic-properties svg:stroke-width="0.035cm" svg:stroke-color="#111111" draw:marker-start-width="0.252cm" draw:marker-end-width="0.252cm" draw:fill-color="#ffffff" draw:opacity="0%" draw:textarea-horizontal-align="justify" draw:textarea-vertical-align="middle" draw:auto-grow-height="false" fo:min-height="19.34cm" fo:min-width="25.44cm" fo:padding-top="0.142cm" fo:padding-bottom="0.142cm" fo:padding-left="0.267cm" fo:padding-right="0.267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style:font-name="Times New Roman" fo:font-size="24pt" style:font-size-asian="24pt" style:font-size-complex="24pt"/>
    </style:style>
    <style:style style:name="P7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8" style:family="paragraph">
      <loext:graphic-properties draw:fill-color="#ffffff" draw:opacity="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font-name="Times New Ro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2cm" svg:height="1.7cm" svg:x="3.2cm" svg:y="2.7cm">
          <text:p text:style-name="P1"><text:span text:style-name="T1">Blob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2cm" svg:height="8.9cm" svg:x="3.2cm" svg:y="4.4cm">
          <text:p text:style-name="P3">currentContour : vector&lt;point&gt;</text:p>
          <text:p text:style-name="P3">currentBoundingRect : rectangle</text:p>
          <text:p text:style-name="P3">centerPositions : vector&lt;point&gt;</text:p>
          <text:p text:style-name="P3">currentDiagonalSize : float</text:p>
          <text:p text:style-name="P3">currentAspectRatio : float</text:p>
          <text:p text:style-name="P3">currentMatchFound : boolean</text:p>
          <text:p text:style-name="P3">stillBeingTracked : boolean</text:p>
          <text:p text:style-name="P3">directionLeft : boolean</text:p>
          <text:p text:style-name="P3">crossTime : string</text:p>
          <text:p text:style-name="P3">framesWithoutMatch : integer</text:p>
          <text:p text:style-name="P3">predictedNextPosition : poin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0.2cm" svg:height="6.1cm" svg:x="3.2cm" svg:y="13.3cm">
          <text:p text:style-name="P3">Blob( contour : vector&lt;point&gt;)</text:p>
          <text:p text:style-name="P3">predictNextPosition( )</text:p>
          <text:p text:style-name="P3"><text:span text:style-name="T2"/></text:p>
          <text:p text:style-name="P3">extractROI(frame : Mat ,</text:p>
          <text:p text:style-name="P3"><text:tab/> fgMask : Mat, left : boolean )</text:p>
          <text:p text:style-name="P3"><text:span text:style-name="T3"/></text:p>
          <text:p text:style-name="P3">classifyMotorBike(frame : Mat </text:p>
          <text:p text:style-name="P3"><text:tab/>,hog : HOGDescriptor ) : bool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7.6cm" svg:height="1.7cm" svg:x="16.9cm" svg:y="2.9cm">
          <text:p text:style-name="P1"><text:span text:style-name="T1">MotorBik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7.6cm" svg:height="3.4cm" svg:x="16.9cm" svg:y="4.6cm">
          <text:p text:style-name="P3">ROI : Rectangle</text:p>
          <text:p text:style-name="P3">riderCount : integer</text:p>
          <text:p text:style-name="P3">helmetCount : integer<text:tab/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7.6cm" svg:height="3.6cm" svg:x="16.9cm" svg:y="8cm">
          <text:p text:style-name="P3">MotorBike( blob : Blob )</text:p>
          <text:p text:style-name="P3">countRiders( ) : integer</text:p>
          <text:p text:style-name="P3">detectHelmet( ) : integer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3.4cm" svg:y1="8.85cm" svg:x2="16.9cm" svg:y2="6.3cm" draw:start-shape="id1" draw:start-glue-point="1" draw:end-shape="id2" draw:end-glue-point="3" svg:d="M13400 8850h1750v-2550h1750" svg:viewBox="0 0 3501 2551">
          <text:p/>
        </draw:connector>
        <draw:frame draw:style-name="gr8" draw:text-style-name="P7" draw:layer="layout" svg:width="1.1cm" svg:height="1.187cm" svg:x="13.4cm" svg:y="7.913cm">
          <draw:text-box>
            <text:p text:style-name="P6"><text:span text:style-name="T4">*</text:span></text:p>
          </draw:text-box>
        </draw:frame>
        <draw:frame draw:style-name="gr9" draw:text-style-name="P7" draw:layer="layout" svg:width="1.9cm" svg:height="1.6cm" svg:x="15.2cm" svg:y="5.2cm">
          <draw:text-box>
            <text:p text:style-name="P6"><text:span text:style-name="T4">0..1</text:span></text:p>
          </draw:text-box>
        </draw:frame>
        <draw:custom-shape draw:style-name="gr10" draw:text-style-name="P8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3:41:41.798235689</meta:creation-date>
    <dc:date>2018-04-11T14:11:17.351758835</dc:date>
    <meta:editing-duration>PT29M23S</meta:editing-duration>
    <meta:editing-cycles>31</meta:editing-cycles>
    <meta:generator>LibreOffice/5.4.6.2$Linux_X86_64 LibreOffice_project/40m0$Build-2</meta:generator>
    <meta:document-statistic meta:object-count="10"/>
  </office:meta>
</office:document-meta>
</file>